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loext:opacity="100%" fo:font-family="'Times New Roman'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еликі компанії рушаться через недисципліноване прагнення до більшого - було в контексті хапання за все підряд.</text:span><text:line-break/><text:line-break/><text:span text:style-name="T1">Причини відходу від ессенціалізму</text:span><text:line-break/><text:span text:style-name="T1">- занадто великий вибір. Чим частіше треба вибирати, тим неякісніше це виходить - "втома від прийняття рішень". Можливо сучасність буде характериз істориками як час занадто широкого вибору.</text:span><text:line-break/><text:span text:style-name="T1">- міф що можна мати все. Включає бажання роботодавця мати професіонала у всьому.</text:span><text:line-break/><text:line-break/><text:span text:style-name="T1">Стратегія не працює, якщо вона не єдина - приклад continental airlines</text:span><text:line-break/><text:line-break/><text:span text:style-name="T1">Поради:</text:span><text:line-break/><text:span text:style-name="T1">-Спи</text:span><text:line-break/><text:span text:style-name="T1">-Грайся - це підвищує креативність</text:span><text:line-break/><text:span text:style-name="T1">-Май строгий критерій: якщо "слабке так", то це "ні". Вибирай так задачі і співробітників.</text:span><text:line-break/><text:span text:style-name="T1">-Став мету дуже чітко. Пафосні розпливчасті формулювання не надихають.</text:span><text:line-break/><text:line-break/><text:span text:style-name="T1">Щоб відмовлятись, треба проявити  хоробрість. Не пов'язуй твоє рішення відмовитись і стосунки з людиною - це різні речі. Оціни скільки тобі коштуватиме "так". На короткий час співрозмовник засмутиться/образиться, але потім відчує до тебе повагу.</text:span><text:line-break/><text:line-break/><text:span text:style-name="T1">Форми відмови</text:span><text:line-break/><text:span text:style-name="T1">- зроби коротку незручну паузу перед відповіддю. Можеш робити і довгу, так щоб співрозмовник її сам перервав.</text:span><text:line-break/><text:span text:style-name="T1">- скажи, що подивишся в календар. Так ще й маєш час подумати.</text:span><text:line-break/><text:span text:style-name="T1">- постав автовідповідь. І не обов'язково лише про відпустку.</text:span><text:line-break/><text:line-break/><text:span text:style-name="T1">Рутинізуй корисні справи.</text:span><text:line-break/><text:span text:style-name="T1">Погану звичку можна замінити схожою корисною: листання соц. мережі - читання книжки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54:26.718687900</meta:creation-date>
    <dc:date>2025-09-09T19:54:32.776045300</dc:date>
    <meta:editing-duration>PT6S</meta:editing-duration>
    <meta:editing-cycles>1</meta:editing-cycles>
    <meta:document-statistic meta:table-count="0" meta:image-count="0" meta:object-count="0" meta:page-count="1" meta:paragraph-count="1" meta:word-count="190" meta:character-count="1307" meta:non-whitespace-character-count="1110"/>
    <meta:generator>LibreOffice/25.2.5.2$Windows_X86_64 LibreOffice_project/03d19516eb2e1dd5d4ccd751a0d6f35f35e08022</meta:generator>
  </office:meta>
</office:document-meta>
</file>